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paragraph-rsid="0014df58" style:font-weight-asian="bold" style:font-weight-complex="bold"/>
    </style:style>
    <style:style style:name="P3" style:family="paragraph" style:parent-style-name="Standard">
      <style:text-properties fo:font-weight="bold" officeooo:paragraph-rsid="00161fb6" style:font-weight-asian="bold" style:font-weight-complex="bold"/>
    </style:style>
    <style:style style:name="P4" style:family="paragraph" style:parent-style-name="Standard">
      <style:text-properties fo:font-weight="normal" officeooo:rsid="00161fb6" officeooo:paragraph-rsid="00161fb6" style:font-weight-asian="normal" style:font-weight-complex="normal"/>
    </style:style>
    <style:style style:name="T1" style:family="text">
      <style:text-properties officeooo:rsid="0017189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1. </text:span>¿En que crees que se diferencian un programa y un proceso? <text:line-break/></text:p>
      <text:p text:style-name="P4">Un programa en ejecución es un proceso</text:p>
      <text:p text:style-name="P1"/>
      <text:p text:style-name="P1"><text:span text:style-name="T1">2. </text:span>¿Crees que la concurrencia software implica paralelismo hardware? </text:p>
      <text:p text:style-name="P1"/>
      <text:p text:style-name="P1"/>
      <text:p text:style-name="P1"/>
      <text:p text:style-name="P2"><text:span text:style-name="T1">3. </text:span>¿Dónde surge la concurrencia? </text:p>
      <text:p text:style-name="P2"/>
      <text:p text:style-name="P2"/>
      <text:p text:style-name="P2"/>
      <text:p text:style-name="P2"><text:span text:style-name="T1">4. </text:span>¿podrías deducir las características más importantes de cada uno de los diferentes entornos hardware donde surge la concurrencia?</text:p>
      <text:p text:style-name="P2"/>
      <text:p text:style-name="P2"/>
      <text:p text:style-name="P2"/>
      <text:p text:style-name="P2"><text:span text:style-name="T1">5. </text:span>¿Qué entiendes por sistema inherentemente concurrente y por sistema potencialmente concurrente? </text:p>
      <text:p text:style-name="P2"/>
      <text:p text:style-name="P2"/>
      <text:p text:style-name="P2"/>
      <text:p text:style-name="P2"><text:span text:style-name="T1">6. </text:span>¿Qué diferencias y relación crees que existen entre ellos? </text:p>
      <text:p text:style-name="P2"/>
      <text:p text:style-name="P2"/>
      <text:p text:style-name="P2"/>
      <text:p text:style-name="P3"><text:span text:style-name="T1">7. </text:span>¿Qué entiendes por programación concurrente? </text:p>
      <text:p text:style-name="P3"/>
      <text:p text:style-name="P3"/>
      <text:p text:style-name="P3"><text:span text:style-name="T1">8. </text:span>¿Se te ocurre algún ejemplo de programa multihilo?</text:p>
      <text:p text:style-name="P3"/>
      <text:p text:style-name="P3"/>
      <text:p text:style-name="P3"/>
      <text:p text:style-name="P3"><text:span text:style-name="T1">9. </text:span>¿Crees que la programación concurrente tiende a desaparecer o que, por el contrario, cada vez adquiere un papel más relevante?</text:p>
      <text:p text:style-name="P3"/>
      <text:p text:style-name="P3"/>
      <text:p text:style-name="P3"/>
      <text:p text:style-name="P3"><text:span text:style-name="T1">10. </text:span>¿Cómo crees que se expresa la concurrencia en un programa?</text:p>
      <text:p text:style-name="P3"/>
      <text:p text:style-name="P3"/>
      <text:p text:style-name="P3"/>
      <text:p text:style-name="P3"><text:span text:style-name="T1">11. </text:span>¿Conoces algún lenguaje de programación concurrente?</text:p>
      <text:p text:style-name="P3"/>
      <text:p text:style-name="P3"/>
      <text:p text:style-name="P3"/>
      <text:p text:style-name="P3">En un programa multihilo, ¿el flujo de ejecución es siempre el mismo?, ¿se pueden obtener resultados diferentes ante un mismo conjunto de datos de entrada?Si es así, ¿significaría esto que hay algún tipo de error en el programa? Pon un ejemplo</text:p>
      <text:p text:style-name="P3"/>
      <text:p text:style-name="P3"/>
      <text:p text:style-name="P3"/>
      <text:p text:style-name="P3"><text:soft-page-break/><text:span text:style-name="T1">12. </text:span>¿Puedes enumerar beneficios de la programación concurrente?</text:p>
      <text:p text:style-name="P3"/>
      <text:p text:style-name="P3"/>
      <text:p text:style-name="P3"/>
      <text:p text:style-name="P3"><text:span text:style-name="T1">13. </text:span>¿Crees que la programación concurrente añade más dificultad o complejidad a la tarea de programar? Si es así, comenta ejemplos en los que esta complejidad se ponga de manifiesto.</text:p>
      <text:p text:style-name="P3"/>
      <text:p text:style-name="P3"/>
      <text:p text:style-name="P3"/>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6T12:09:01.907000000</meta:creation-date>
    <dc:date>2019-09-16T12:51:42.338000000</dc:date>
    <meta:editing-duration>PT22M8S</meta:editing-duration>
    <meta:editing-cycles>2</meta:editing-cycles>
    <meta:generator>LibreOffice/6.2.4.2$Windows_X86_64 LibreOffice_project/2412653d852ce75f65fbfa83fb7e7b669a126d64</meta:generator>
    <meta:document-statistic meta:table-count="0" meta:image-count="0" meta:object-count="0" meta:page-count="2" meta:paragraph-count="15" meta:word-count="207" meta:character-count="1332" meta:non-whitespace-character-count="1133"/>
  </office:meta>
</office:document-meta>
</file>